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f01" officeooo:paragraph-rsid="001c9f01"/>
    </style:style>
    <style:style style:name="P2" style:family="paragraph" style:parent-style-name="Standard">
      <style:text-properties officeooo:rsid="001e596e" officeooo:paragraph-rsid="001e596e"/>
    </style:style>
    <style:style style:name="P3" style:family="paragraph" style:parent-style-name="Standard">
      <style:text-properties officeooo:rsid="001f941a" officeooo:paragraph-rsid="001f941a"/>
    </style:style>
    <style:style style:name="P4" style:family="paragraph" style:parent-style-name="Standard">
      <style:text-properties officeooo:rsid="00212aa5" officeooo:paragraph-rsid="00212aa5"/>
    </style:style>
    <style:style style:name="P5" style:family="paragraph" style:parent-style-name="Standard">
      <style:text-properties officeooo:rsid="00224306" officeooo:paragraph-rsid="00224306"/>
    </style:style>
    <style:style style:name="T1" style:family="text">
      <style:text-properties officeooo:rsid="001e59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<text:span text:style-name="T1">sitos:</text:span></text:p>
      <text:p text:style-name="P1"/>
      <text:p text:style-name="P2">Apresentar interface para login e senha </text:p>
      <text:p text:style-name="P2">Desenvolver tela de administrador </text:p>
      <text:p text:style-name="P2">Atividades do administrador:</text:p>
      <text:p text:style-name="P2">- Bloqueio de usuário</text:p>
      <text:p text:style-name="P2">- Criação de usuário;</text:p>
      <text:p text:style-name="P2"/>
      <text:p text:style-name="P2">Nenhum usuário será apagado (apenas bloqueado)</text:p>
      <text:p text:style-name="P2"/>
      <text:p text:style-name="P3">Haverá 3 níveis de acesso que podem ser configurados pelo administrador</text:p>
      <text:p text:style-name="P3"/>
      <text:p text:style-name="P4"/>
      <text:p text:style-name="P4">Deve ser oferecida a troca de senha para o usuário;</text:p>
      <text:p text:style-name="P4">- solicitar senha anterior para confirmar a nova senha.</text:p>
      <text:p text:style-name="P4"/>
      <text:p text:style-name="P4">Deve ser registrados os horários de entrada e saída do usuário pelo sistema. </text:p>
      <text:p text:style-name="P4"/>
      <text:p text:style-name="P5">O usuário poderá cadastrar os seus dados pessoais de contato e endereço. </text:p>
      <text:p text:style-name="P5"/>
      <text:p text:style-name="P4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54:24.271531208</meta:creation-date>
    <dc:date>2022-12-06T12:17:23.831493820</dc:date>
    <meta:editing-duration>PT12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83" meta:character-count="528" meta:non-whitespace-character-count="453"/>
  </office:meta>
</office:document-meta>
</file>